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paragraph-rsid="000daa2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aa22" officeooo:paragraph-rsid="000daa2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daa22" officeooo:paragraph-rsid="000daa22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aa22" officeooo:paragraph-rsid="000daa22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4pt" officeooo:paragraph-rsid="000daa2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daa22" style:font-size-asian="18pt" style:font-size-complex="18pt"/>
    </style:style>
    <style:style style:name="P7" style:family="paragraph" style:parent-style-name="Standard">
      <style:text-properties fo:font-size="18pt" style:text-underline-style="solid" style:text-underline-width="auto" style:text-underline-color="font-color" officeooo:paragraph-rsid="000daa22" style:font-size-asian="18pt" style:font-size-complex="18pt"/>
    </style:style>
    <style:style style:name="T1" style:family="text">
      <style:text-properties officeooo:rsid="000daa22"/>
    </style:style>
    <style:style style:name="T2" style:family="text">
      <style:text-properties style:text-underline-style="none"/>
    </style:style>
    <style:style style:name="T3" style:family="text">
      <style:text-properties fo:font-size="22pt" style:font-size-asian="19.25pt" style:font-size-complex="22pt"/>
    </style:style>
    <style:style style:name="T4" style:family="text">
      <style:text-properties fo:font-size="20pt" style:text-underline-style="none" style:font-size-asian="17.5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projet</text:p>
      <text:p text:style-name="P1">Base de données relationnelles</text:p>
      <text:p text:style-name="P1"/>
      <text:p text:style-name="P1"/>
      <text:p text:style-name="P1"/>
      <text:p text:style-name="P1"/>
      <text:p text:style-name="P3"><text:span text:style-name="T2">Location de matériel sportif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 text:c="2"/></text:span></text:p>
      <text:p text:style-name="P4"><text:span text:style-name="T2">CLAIN Cyril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6"><text:soft-page-break/>Introduction</text:p>
      <text:p text:style-name="P7"/>
      <text:p text:style-name="P5">Il s'agira de créer une plate forme d<text:span text:style-name="T1">e location</text:span> de matériel <text:span text:style-name="T1">sportif</text:span>. Cette plate forme prendra la forme d'un site web où les utilisateurs pourront <text:span text:style-name="T1">réserver un article</text:span> <text:span text:style-name="T1">en payant la caution , une fois la caution payer l’article est réservé , et retiré de la base de donné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9:18:30.883727995</meta:creation-date>
    <dc:date>2018-05-14T09:27:19.486976925</dc:date>
    <meta:editing-duration>PT8M49S</meta:editing-duration>
    <meta:editing-cycles>1</meta:editing-cycles>
    <meta:document-statistic meta:table-count="0" meta:image-count="0" meta:object-count="0" meta:page-count="2" meta:paragraph-count="7" meta:word-count="64" meta:character-count="376" meta:non-whitespace-character-count="315"/>
    <meta:generator>LibreOffice/5.4.6.2$Linux_X86_64 LibreOffice_project/40m0$Build-2</meta:generator>
  </office:meta>
</office:document-meta>
</file>